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00000000C0000000CF3574B4985841FFB.png" manifest:media-type="image/png"/>
  <manifest:file-entry manifest:full-path="Pictures/100E7E90000051BF00000758612328FE2BD67474.emf" manifest:media-type="image/x-emf"/>
  <manifest:file-entry manifest:full-path="Pictures/100002000000000C0000000CCAEE6D71317E8720.png" manifest:media-type="image/png"/>
  <manifest:file-entry manifest:full-path="Pictures/100002010000031700000047FC9AE3DADE3128C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ans-serif"/>
    <style:font-face style:name="Courier New" svg:font-family="'Courier New'"/>
    <style:font-face style:name="Verdana" svg:font-family="Verdana, Arial, Helvetica, sans-serif"/>
    <style:font-face style:name="FreeSans1" svg:font-family="FreeSans" style:font-family-generic="swiss"/>
    <style:font-face style:name="Tahoma1" svg:font-family="Tahoma" style:font-family-generic="swiss"/>
    <style:font-face style:name="Arial" svg:font-family="Arial" style:font-family-generic="roman" style:font-pitch="variable"/>
    <style:font-face style:name="Calibri1" svg:font-family="Calibri" style:font-family-generic="roman" style:font-pitch="variable"/>
    <style:font-face style:name="Lucida Grande" svg:font-family="'Lucida Grande'"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9965in" table:align="left" style:writing-mode="lr-tb"/>
    </style:style>
    <style:style style:name="Table1.A" style:family="table-column">
      <style:table-column-properties style:column-width="0.9375in"/>
    </style:style>
    <style:style style:name="Table1.B" style:family="table-column">
      <style:table-column-properties style:column-width="6.05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JHEP_20_Body">
      <style:text-properties officeooo:paragraph-rsid="001e1d79"/>
    </style:style>
    <style:style style:name="P2" style:family="paragraph" style:parent-style-name="JHEP_20_Body">
      <style:text-properties officeooo:rsid="001baafa" officeooo:paragraph-rsid="005201cc"/>
    </style:style>
    <style:style style:name="P3" style:family="paragraph" style:parent-style-name="JHEP_20_Body">
      <style:text-properties officeooo:rsid="001e1d79" officeooo:paragraph-rsid="005eaebb"/>
    </style:style>
    <style:style style:name="P4" style:family="paragraph" style:parent-style-name="JHEP_20_Body">
      <style:text-properties officeooo:paragraph-rsid="005bd01d"/>
    </style:style>
    <style:style style:name="P5" style:family="paragraph" style:parent-style-name="JHEP_20_Body">
      <style:text-properties fo:language="en" fo:country="none" officeooo:rsid="0054635a" officeooo:paragraph-rsid="005eaebb" style:font-name-asian="Times New Roman"/>
    </style:style>
    <style:style style:name="P6" style:family="paragraph" style:parent-style-name="Text_20_body">
      <style:text-properties style:font-name="Calibri" fo:font-size="11pt" officeooo:rsid="002011d1" officeooo:paragraph-rsid="002011d1"/>
    </style:style>
    <style:style style:name="P7" style:family="paragraph" style:parent-style-name="Text_20_body">
      <style:text-properties style:font-name="Calibri" fo:font-size="11pt" fo:language="en" fo:country="none" officeooo:rsid="001e1d79" officeooo:paragraph-rsid="005eaebb" style:font-name-asian="Times New Roman"/>
    </style:style>
    <style:style style:name="P8" style:family="paragraph" style:parent-style-name="Heading_20_2">
      <style:text-properties fo:language="en" fo:country="none"/>
    </style:style>
    <style:style style:name="P9" style:family="paragraph" style:parent-style-name="Heading_20_2">
      <style:text-properties fo:language="en" fo:country="none" style:font-name-asian="Times New Roman"/>
    </style:style>
    <style:style style:name="P10" style:family="paragraph" style:parent-style-name="Heading_20_2">
      <style:text-properties fo:language="en" fo:country="none" officeooo:paragraph-rsid="005eaebb" style:font-name-asian="Times New Roman"/>
    </style:style>
    <style:style style:name="P11" style:family="paragraph" style:parent-style-name="Heading_20_2">
      <style:text-properties fo:language="en" fo:country="none" officeooo:rsid="0054635a" officeooo:paragraph-rsid="0054635a" style:font-name-asian="Times New Roman"/>
    </style:style>
    <style:style style:name="P12" style:family="paragraph" style:parent-style-name="Heading_20_2">
      <style:text-properties officeooo:paragraph-rsid="005eaebb"/>
    </style:style>
    <style:style style:name="P13" style:family="paragraph" style:parent-style-name="Course_20_Name">
      <style:text-properties fo:language="en" fo:country="none"/>
    </style:style>
    <style:style style:name="P14" style:family="paragraph" style:parent-style-name="Table_20_Contents">
      <style:text-properties fo:font-size="11pt" officeooo:rsid="00530451" officeooo:paragraph-rsid="00530451"/>
    </style:style>
    <style:style style:name="P15" style:family="paragraph" style:parent-style-name="Table_20_Contents">
      <style:text-properties fo:font-size="11pt" officeooo:rsid="00569346" officeooo:paragraph-rsid="00569346"/>
    </style:style>
    <style:style style:name="P16" style:family="paragraph" style:parent-style-name="Table_20_Contents">
      <style:text-properties fo:font-size="11pt" officeooo:rsid="005869f8" officeooo:paragraph-rsid="005869f8"/>
    </style:style>
    <style:style style:name="P17" style:family="paragraph" style:parent-style-name="Table_20_Contents">
      <style:text-properties fo:font-size="11pt" officeooo:rsid="005869f8" officeooo:paragraph-rsid="0059aa6b"/>
    </style:style>
    <style:style style:name="P18" style:family="paragraph" style:parent-style-name="Table_20_Contents">
      <style:text-properties fo:font-size="11pt" officeooo:rsid="0059aa6b" officeooo:paragraph-rsid="0059aa6b"/>
    </style:style>
    <style:style style:name="P19" style:family="paragraph" style:parent-style-name="Standard">
      <style:text-properties officeooo:paragraph-rsid="005201cc"/>
    </style:style>
    <style:style style:name="P20" style:family="paragraph" style:parent-style-name="Text_20_body">
      <style:text-properties style:font-name="Calibri" fo:font-size="11pt" officeooo:paragraph-rsid="00325531"/>
    </style:style>
    <style:style style:name="P21" style:family="paragraph" style:parent-style-name="Heading_20_2">
      <style:text-properties fo:language="en" fo:country="none" style:font-name-asian="Times New Roman"/>
    </style:style>
    <style:style style:name="P22" style:family="paragraph" style:parent-style-name="List_20_Paragraph" style:list-style-name="WWNum19"/>
    <style:style style:name="P23" style:family="paragraph" style:parent-style-name="Title" style:master-page-name="Standard">
      <style:paragraph-properties style:page-number="auto"/>
      <style:text-properties fo:language="en" fo:country="none"/>
    </style:style>
    <style:style style:name="P24" style:family="paragraph" style:parent-style-name="JHEP_20_Body" style:list-style-name="L1">
      <style:text-properties officeooo:rsid="00328315" officeooo:paragraph-rsid="005eaebb"/>
    </style:style>
    <style:style style:name="P25" style:family="paragraph" style:parent-style-name="JHEP_20_Body" style:list-style-name="L1">
      <style:text-properties officeooo:rsid="0054635a" officeooo:paragraph-rsid="005eaebb"/>
    </style:style>
    <style:style style:name="P26" style:family="paragraph" style:parent-style-name="Table_20_Contents">
      <style:text-properties fo:font-size="11pt" officeooo:rsid="00569346" officeooo:paragraph-rsid="005eb302"/>
    </style:style>
    <style:style style:name="P27" style:family="paragraph" style:parent-style-name="Table_20_Contents">
      <style:text-properties style:font-name="Tahoma1" fo:font-size="11pt" officeooo:rsid="00569346" officeooo:paragraph-rsid="005eb302"/>
    </style:style>
    <style:style style:name="P28" style:family="paragraph" style:parent-style-name="Table_20_Contents">
      <style:text-properties style:font-name="Tahoma1" fo:font-size="11pt" officeooo:rsid="00569346" officeooo:paragraph-rsid="00569346"/>
    </style:style>
    <style:style style:name="P29" style:family="paragraph" style:parent-style-name="Table_20_Contents">
      <style:text-properties style:font-name="Tahoma1" fo:font-size="11pt" officeooo:rsid="00530451" officeooo:paragraph-rsid="00530451"/>
    </style:style>
    <style:style style:name="P30" style:family="paragraph" style:parent-style-name="Table_20_Contents">
      <style:text-properties style:font-name="Tahoma1" fo:font-size="11pt" officeooo:rsid="00215412" officeooo:paragraph-rsid="00215412"/>
    </style:style>
    <style:style style:name="P31" style:family="paragraph" style:parent-style-name="Table_20_Contents">
      <style:text-properties style:text-line-through-style="solid" style:text-line-through-type="single" style:font-name="Tahoma1" fo:font-size="11pt" officeooo:rsid="00530451" officeooo:paragraph-rsid="00530451"/>
    </style:style>
    <style:style style:name="T1" style:family="text">
      <style:text-properties style:font-weight-complex="normal"/>
    </style:style>
    <style:style style:name="T2" style:family="text">
      <style:text-properties officeooo:rsid="001baafa" style:font-weight-complex="normal"/>
    </style:style>
    <style:style style:name="T3" style:family="text">
      <style:text-properties fo:color="#000000" officeooo:rsid="001e1d79"/>
    </style:style>
    <style:style style:name="T4" style:family="text">
      <style:text-properties fo:color="#000000" officeooo:rsid="001baafa"/>
    </style:style>
    <style:style style:name="T5" style:family="text">
      <style:text-properties fo:color="#000000" fo:font-size="10pt" officeooo:rsid="005201cc" style:font-size-asian="10pt" style:font-size-complex="10pt"/>
    </style:style>
    <style:style style:name="T6" style:family="text">
      <style:text-properties fo:color="#000000" fo:font-size="10pt" officeooo:rsid="005d3d6b" style:font-size-asian="10pt" style:font-size-complex="10pt"/>
    </style:style>
    <style:style style:name="T7" style:family="text">
      <style:text-properties fo:color="#000000" officeooo:rsid="005201cc"/>
    </style:style>
    <style:style style:name="T8" style:family="text">
      <style:text-properties fo:color="#000000" officeooo:rsid="005e2c8d"/>
    </style:style>
    <style:style style:name="T9" style:family="text">
      <style:text-properties style:font-size-complex="10pt"/>
    </style:style>
    <style:style style:name="T10" style:family="text">
      <style:text-properties officeooo:rsid="001baafa"/>
    </style:style>
    <style:style style:name="T11" style:family="text">
      <style:text-properties officeooo:rsid="002011d1"/>
    </style:style>
    <style:style style:name="T12" style:family="text">
      <style:text-properties officeooo:rsid="00312d7a"/>
    </style:style>
    <style:style style:name="T13" style:family="text">
      <style:text-properties fo:language="en" fo:country="none" style:font-name-asian="Times New Roman"/>
    </style:style>
    <style:style style:name="T14" style:family="text">
      <style:text-properties fo:language="en" fo:country="none" officeooo:rsid="0054635a" style:font-name-asian="Times New Roman"/>
    </style:style>
    <style:style style:name="T15" style:family="text">
      <style:text-properties officeooo:rsid="005201cc"/>
    </style:style>
    <style:style style:name="T16" style:family="text">
      <style:text-properties officeooo:rsid="00530451"/>
    </style:style>
    <style:style style:name="T17" style:family="text">
      <style:text-properties officeooo:rsid="0054635a"/>
    </style:style>
    <style:style style:name="T18" style:family="text">
      <style:text-properties officeooo:rsid="0054e622"/>
    </style:style>
    <style:style style:name="T19" style:family="text">
      <style:text-properties officeooo:rsid="0059aa6b"/>
    </style:style>
    <style:style style:name="T20" style:family="text">
      <style:text-properties officeooo:rsid="005d3d6b"/>
    </style:style>
    <style:style style:name="T21" style:family="text">
      <style:text-properties officeooo:rsid="005eb302"/>
    </style:style>
    <style:style style:name="T22" style:family="text">
      <style:text-properties fo:font-weight="normal" officeooo:rsid="005eb302" style:font-weight-asian="normal" style:font-weight-complex="normal"/>
    </style:style>
    <style:style style:name="T23" style:family="text">
      <style:text-properties style:font-name="Calibri" fo:font-weight="bold" officeooo:rsid="005eb302"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officeooo:rsid="005eb302" style:font-weight-asian="bold" style:font-weight-complex="bold"/>
    </style:style>
    <style:style style:name="T26" style:family="text">
      <style:text-properties style:text-line-through-style="none" style:text-line-through-type="none"/>
    </style:style>
    <style:style style:name="T27" style:family="text">
      <style:text-properties style:text-line-through-style="none" style:text-line-through-type="none" officeooo:rsid="005eb302"/>
    </style:style>
    <style:style style:name="T28" style:family="text">
      <style:text-properties style:text-line-through-style="none" style:text-line-through-type="none" fo:font-weight="bold" style:font-weight-asian="bold" style:font-weight-complex="bold"/>
    </style:style>
    <style:style style:name="T29" style:family="text">
      <style:text-properties style:text-line-through-style="none" style:text-line-through-type="none" fo:font-weight="bold" officeooo:rsid="005eb302" style:font-weight-asian="bold" style:font-weight-complex="bold"/>
    </style:style>
    <style:style style:name="T30" style:family="text">
      <style:text-properties style:font-name="Tahoma1"/>
    </style:style>
    <style:style style:name="T31" style:family="text">
      <style:text-properties style:font-name="Tahoma1" fo:font-weight="bold" officeooo:rsid="005eb302" style:font-weight-asian="bold" style:font-weight-complex="bold"/>
    </style:style>
    <style:style style:name="fr1" style:family="graphic" style:parent-style-name="Graphics">
      <style:graphic-properties fo:margin-left="0.1252in" fo:margin-right="0.1283in" fo:margin-top="0in" fo:margin-bottom="0in"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2">Syllabus</text:h>
      <text:h text:style-name="P13" text:outline-level="2">EN.500.111 HEART: <text:span text:style-name="T15">Choosing Statistical Methods</text:span></text:h>
      <text:h text:style-name="P9" text:outline-level="2">Instructor Contact</text:h>
      <text:p text:style-name="P4"><text:span text:style-name="Strong"><text:span text:style-name="T2">Eric K</text:span></text:span><text:span text:style-name="Strong"><text:span text:style-name="T1">e</text:span></text:span><text:span text:style-name="Strong"><text:span text:style-name="T2">rnfeld</text:span></text:span><text:span text:style-name="Internet_20_link"><text:line-break/></text:span><text:a xlink:type="simple" xlink:href="mailto:%20ekernfe1@jh.edu" text:style-name="Internet_20_link" text:visited-style-name="Visited_20_Internet_20_Link"><text:span text:style-name="Internet_20_link">E-mail: </text:span></text:a><text:a xlink:type="simple" xlink:href="mailto:%20ekernfe1@jh.edu" text:style-name="Internet_20_link" text:visited-style-name="Visited_20_Internet_20_Link"><text:span text:style-name="Internet_20_link"><text:span text:style-name="T10">ekernfe1@jh.edu</text:span></text:span></text:a><text:span text:style-name="Internet_20_link"><text:span text:style-name="T10"><text:line-break/></text:span></text:span><text:a xlink:type="simple" xlink:href="https://github.com/ekernf01/HEART_choosing_stat_methods" text:style-name="Internet_20_link" text:visited-style-name="Visited_20_Internet_20_Link"><text:span text:style-name="Internet_20_link"><text:span text:style-name="T10">Site: https://github.com/ekernf01/HEART_choosing_stat_methods</text:span></text:span></text:a></text:p>
      <text:p text:style-name="P19"><text:span text:style-name="instructions1"><text:span text:style-name="T5">This syllabus is the authoritative source for administrative info </text:span></text:span><text:span text:style-name="instructions1"><text:span text:style-name="T6">on the class</text:span></text:span><text:span text:style-name="instructions1"><text:span text:style-name="T5">.</text:span></text:span></text:p>
      <text:h text:style-name="P9" text:outline-level="2">Course Goals</text:h>
      <text:p text:style-name="P2"><text:span text:style-name="T12">The goals of the HEART program are to create community, </text:span>build excitemen<text:span text:style-name="T12">t, and let students </text:span>peek into research. <text:span text:style-name="T15">For this particular class, I hope to share a bird’s-eye view of data analysis that is often lost in the limitless arcane detail of specific topics. </text:span>Most classes on machine learning, mathematical modeling, and statistics focus on how to use a <text:span text:style-name="T20">pre-</text:span>specified model. They give students the technical skills to minimize a cost function, solve a fluid flow equation, train a neural network on a task, or construct a 95% margin of error for a relative risk estimate. <text:span text:style-name="T15">Any given one of these tasks is hard. Probably thousands of research papers have been published on it, and tens of thousands of person-hours have been spent developing and testing methods. It is very easy to spend so much time and effort figuring out how to do something like this, without asking whether it is the right thing to do. </text:span><text:line-break/><text:line-break/>Compared to the voluminous answers for "How?", less attention is given to "When?" and "Why?" one would use each method. This course will balance the scales, helping students guide their choice of methods by offering a menu of principles. Each meeting will be themed around one principle, such as "a method should tolerate wild outliers," "a method should tolerate certain mistaken assumptions," or "a method should make optimal use of limited data." Using computer simulations, students will evaluate multiple methods with respect to each principle, exploring the limits of alternative methods and rendering judgments about when they are usable. The course will introduce the basics of statistics and computer programming -- not comprehensively but with enough detail to participate fully.</text:p>
      <text:h text:style-name="P10" text:outline-level="2">Prerequisites <text:span text:style-name="T15">&amp; equipment</text:span></text:h>
      <text:p text:style-name="P5"><text:span text:style-name="instructions1"><text:span text:style-name="T4">This course assumes </text:span></text:span><text:span text:style-name="instructions1"><text:span text:style-name="T7">some experience with algebra. It will cover some probability theory and some computer programming, but no prior experience is needed with probability or programming. All class sessions will involve hands-on computer programming, and students will need to bring a computer that can browse the internet. </text:span></text:span></text:p>
      <text:h text:style-name="P12" text:outline-level="2"><text:span text:style-name="T14">Coursework, G</text:span><text:span text:style-name="T13">rading, </text:span><text:span text:style-name="T14">and Expectations</text:span></text:h>
      <text:p text:style-name="P3">This course is pass-fail. To pass, students must: </text:p>
      <text:list xml:id="list2732331951" text:style-name="L1">
        <text:list-item>
          <text:p text:style-name="P24">Attend at least 9 of the 10 meetings.</text:p>
        </text:list-item>
        <text:list-item>
          <text:p text:style-name="P25">Turn in course materials after each session. </text:p>
        </text:list-item>
      </text:list>
      <text:p text:style-name="P7"><text:span text:style-name="T17">To explain more about “course materials”: </text:span>HEART classes are meant to be easy and fun. The majority of this class is intended to take place during class sessions, with preparation/<text:span text:style-name="T16">homework</text:span> for each class taking <text:span text:style-name="T18">much </text:span>less time than the class itself. <text:span text:style-name="T17">During each class, we will program computers to simulate different statistical methods. </text:span><text:soft-page-break/><text:span text:style-name="T17">We will study their behavior and determine when they are useful or harmful. At the start of class, students will receive a worksheet explaining a specific topic, with an example and a lot of related exercises. Students will work through the exercises during the session, turning in their work at the end of class via email to ekernfe1@jh.edu.</text:span></text:p>
      <text:h text:style-name="P11" text:outline-level="2">Calendar</text:h>
      <text:p text:style-name="P20"><text:span text:style-name="T11">T</text:span>he 10-week HEART courses will run from <text:span text:style-name="T16">8/29</text:span>/2021 to 11/1<text:span text:style-name="T16">1</text:span>/2021. <text:span text:style-name="T21">Class meets 4:00-5:15 (section 04) or 5:30-6:45, Shaffer 2. </text:span><text:span text:style-name="T22">Eric is finishing a biotech co-op during September, so with apologies, </text:span><text:span text:style-name="T25">the first two meetings are remote via </text:span><text:a xlink:type="simple" xlink:href="https://jhubluejays.zoom.us/j/97300731345?pwd=MUVPM3MyYjF3aFNIUDA0SGJsN0VFUT09" text:style-name="Internet_20_link" text:visited-style-name="Visited_20_Internet_20_Link"><text:span text:style-name="T25">this zoom link</text:span></text:a><text:span text:style-name="T25">.</text:span></text:p>
      <text:p text:style-name="P6">Calendar</text:p>
      <table:table table:name="Table1" table:style-name="Table1">
        <table:table-column table:style-name="Table1.A"/>
        <table:table-column table:style-name="Table1.B"/>
        <table:table-row>
          <table:table-cell table:style-name="Table1.A1" office:value-type="string">
            <text:p text:style-name="P30">Date </text:p>
          </table:table-cell>
          <table:table-cell table:style-name="Table1.B1" office:value-type="string">
            <text:p text:style-name="P30">Plan</text:p>
          </table:table-cell>
        </table:table-row>
        <table:table-row>
          <table:table-cell table:style-name="Table1.A2" office:value-type="string">
            <text:p text:style-name="P30"><text:span text:style-name="T16">Aug</text:span> <text:span text:style-name="T16">29</text:span></text:p>
          </table:table-cell>
          <table:table-cell table:style-name="Table1.B2" office:value-type="string">
            <text:p text:style-name="P26"><text:span text:style-name="T30">Computing intro and live coding demo </text:span><text:span text:style-name="T31">(Class meets via </text:span><text:a xlink:type="simple" xlink:href="https://jhubluejays.zoom.us/j/97300731345?pwd=MUVPM3MyYjF3aFNIUDA0SGJsN0VFUT09" text:style-name="Internet_20_link" text:visited-style-name="Visited_20_Internet_20_Link"><text:span text:style-name="T31">this zoom link</text:span></text:a><text:span text:style-name="T31">)</text:span></text:p>
          </table:table-cell>
        </table:table-row>
        <table:table-row>
          <table:table-cell table:style-name="Table1.A2" office:value-type="string">
            <text:p text:style-name="P31">Sept 5</text:p>
          </table:table-cell>
          <table:table-cell table:style-name="Table1.B2" office:value-type="string">
            <text:p text:style-name="P31">University holiday<text:span text:style-name="T26"> </text:span><text:span text:style-name="T29">(N</text:span><text:span text:style-name="T28">o class</text:span><text:span text:style-name="T29">)</text:span></text:p>
          </table:table-cell>
        </table:table-row>
        <table:table-row>
          <table:table-cell table:style-name="Table1.A2" office:value-type="string">
            <text:p text:style-name="P29">Sept 12</text:p>
          </table:table-cell>
          <table:table-cell table:style-name="Table1.B2" office:value-type="string">
            <text:p text:style-name="P26"><text:span text:style-name="T30">Computing intro <text:s/></text:span><text:span text:style-name="T31">(Class meets via </text:span><text:a xlink:type="simple" xlink:href="https://jhubluejays.zoom.us/j/97300731345?pwd=MUVPM3MyYjF3aFNIUDA0SGJsN0VFUT09" text:style-name="Internet_20_link" text:visited-style-name="Visited_20_Internet_20_Link"><text:span text:style-name="T31">this zoom link</text:span></text:a><text:span text:style-name="T31">)</text:span></text:p>
          </table:table-cell>
        </table:table-row>
        <table:table-row>
          <table:table-cell table:style-name="Table1.A2" office:value-type="string">
            <text:p text:style-name="P29">Sept 19</text:p>
          </table:table-cell>
          <table:table-cell table:style-name="Table1.B2" office:value-type="string">
            <text:p text:style-name="P27">Probability and statistics intro <text:s/><text:span text:style-name="T25">(Class meets in person, Shaffer 2)</text:span></text:p>
          </table:table-cell>
        </table:table-row>
        <table:table-row>
          <table:table-cell table:style-name="Table1.A2" office:value-type="string">
            <text:p text:style-name="P29">Sept 26</text:p>
          </table:table-cell>
          <table:table-cell table:style-name="Table1.B2" office:value-type="string">
            <text:p text:style-name="P28">Probability and statistics intro</text:p>
          </table:table-cell>
        </table:table-row>
        <table:table-row>
          <table:table-cell table:style-name="Table1.A2" office:value-type="string">
            <text:p text:style-name="P14">Oct 3</text:p>
          </table:table-cell>
          <table:table-cell table:style-name="Table1.B2" office:value-type="string">
            <text:p text:style-name="P15">Efficient use of limited data</text:p>
          </table:table-cell>
        </table:table-row>
        <table:table-row>
          <table:table-cell table:style-name="Table1.A2" office:value-type="string">
            <text:p text:style-name="P14">Oct 10</text:p>
          </table:table-cell>
          <table:table-cell table:style-name="Table1.B2" office:value-type="string">
            <text:p text:style-name="P15">Tolerating mistaken assumptions</text:p>
          </table:table-cell>
        </table:table-row>
        <table:table-row>
          <table:table-cell table:style-name="Table1.A2" office:value-type="string">
            <text:p text:style-name="P14">Oct 17</text:p>
          </table:table-cell>
          <table:table-cell table:style-name="Table1.B2" office:value-type="string">
            <text:p text:style-name="P16">Tolerating outliers</text:p>
          </table:table-cell>
        </table:table-row>
        <table:table-row>
          <table:table-cell table:style-name="Table1.A2" office:value-type="string">
            <text:p text:style-name="P14">Oct 24</text:p>
          </table:table-cell>
          <table:table-cell table:style-name="Table1.B2" office:value-type="string">
            <text:p text:style-name="P17"><text:span text:style-name="T19">Variable selection and b</text:span>eing “conservative” or “careful” in various senses</text:p>
          </table:table-cell>
        </table:table-row>
        <table:table-row>
          <table:table-cell table:style-name="Table1.A2" office:value-type="string">
            <text:p text:style-name="P14">Oct 31</text:p>
          </table:table-cell>
          <table:table-cell table:style-name="Table1.B2" office:value-type="string">
            <text:p text:style-name="P16"><text:span text:style-name="T19">Variable selection and b</text:span>eing “conservative” or “careful” in various senses</text:p>
          </table:table-cell>
        </table:table-row>
        <table:table-row>
          <table:table-cell table:style-name="Table1.A2" office:value-type="string">
            <text:p text:style-name="P14">Nov 7</text:p>
          </table:table-cell>
          <table:table-cell table:style-name="Table1.B2" office:value-type="string">
            <text:p text:style-name="P18">Flex day, expecting something takes longer than expected </text:p>
          </table:table-cell>
        </table:table-row>
      </table:table>
      <text:h text:style-name="P9" text:outline-level="2">Policies and Guidelines</text:h>
      <text:p text:style-name="P1"><text:span text:style-name="instructions1"><text:span text:style-name="T3">Students are free to miss one class for any reason – </text:span></text:span><text:span text:style-name="instructions1"><text:span text:style-name="T8">you don’t need to warn the instructor in advance, or explain why</text:span></text:span><text:span text:style-name="instructions1"><text:span text:style-name="T3">. If you will miss more than one class,</text:span></text:span><text:span text:style-name="instructions1"><text:span text:style-name="T8"> </text:span></text:span><text:span text:style-name="instructions1"><text:span text:style-name="T3">please contact the instructor to make a plan for staying caught up in the course. </text:span></text:span></text:p>
      <text:h text:style-name="P8" text:outline-level="2">Academic Integrity</text:h>
      <text:p text:style-name="Subsection_20_Title">Academic Misconduct Policy</text:p>
      <text:p text:style-name="JHEP_20_Body">All students are required to read, know, and comply with the <text:a xlink:type="simple" xlink:href="https://ep.jhu.edu/wseacademicmisconductpolicy" text:style-name="ListLabel_20_70" text:visited-style-name="ListLabel_20_70"><text:span text:style-name="Internet_20_link">Johns Hopkins University Krieger School of Arts and Sciences (KSAS) / Whiting School of Engineering (WSE) Procedures for Handling Allegations of Misconduct by Full-Time and Part-Time Graduate Students</text:span></text:a>.</text:p>
      <text:p text:style-name="JHEP_20_Body"><text:span text:style-name="s1">This policy prohibits academic misconduct, including but not limited to the following: cheating or facilitating cheating; plagiarism; reuse of assignments; unauthorized collaboration; alteration of graded assignments; and unfair competition. You may request a paper copy of this policy at this by contacting </text:span><text:a xlink:type="simple" xlink:href="mailto:jhep@jhu.edu" text:style-name="ListLabel_20_70" text:visited-style-name="ListLabel_20_70"><text:span text:style-name="Internet_20_link">jhep@jhu.edu</text:span></text:a>. </text:p>
      <text:h text:style-name="Heading_20_2" text:outline-level="2"><text:soft-page-break/>Policy on Disability Services</text:h>
      <text:p text:style-name="JHEP_20_Body">Johns Hopkins University (JHU) is committed to creating a welcoming and inclusive environment for students, faculty, staff and visitors with disabilities. The University does not discriminate on the basis of race, color, sex, religion, sexual orientation, national or ethnic origin, age, disability or veteran status in any student program or activity, or with regard to admission or employment. JHU works to ensure that students, employees and visitors with disabilities have equal access to university programs, facilities, technology and websites.</text:p>
      <text:p text:style-name="JHEP_20_Body">Under Section 504 of the Rehabilitation Act of 1973, the Americans with Disabilities Act (ADA) of 1990 and the ADA Amendments Act of 2008, a person is considered to have a disability if c (1) he or she has a physical or mental impairment that substantially limits one or more major life activities (such as hearing, seeing, speaking, breathing, performing manual tasks, walking, caring for oneself, learning, or concentrating); (2) has a record of having such an impairment; or (3) is regarded as having such an impairment class. The University provides reasonable and appropriate accommodations to students and employees with disabilities. In most cases, JHU will require documentation of the disability and the need for the specific requested accommodation.</text:p>
      <text:p text:style-name="JHEP_20_Body">The Disability Services program within the Office of Institutional Equity oversees the coordination of reasonable accommodations for students and employees with disabilities, and serves as the central point of contact for information on physical and programmatic access at the University. More information on this policy may be found at the <text:a xlink:type="simple" xlink:href="http://web.jhu.edu/administration/jhuoie/disability/index.html" text:style-name="ListLabel_20_70" text:visited-style-name="ListLabel_20_70"><text:span text:style-name="Internet_20_link">Disabilities Services website</text:span></text:a> or by contacting (410) 516-8075.</text:p>
      <text:p text:style-name="Subsection_20_Title">Disability Services</text:p>
      <text:p text:style-name="JHEP_20_Body">Johns Hopkins Engineering for Professionals is committed to providing reasonable and appropriate accommodations to students with disabilities.</text:p>
      <text:p text:style-name="JHEP_20_Body">Students requiring accommodations are encouraged to contact Disability Services at least four weeks before the start of the academic term or as soon as possible. Although requests can be made at any time, students should understand that there may be a delay of up to two weeks for implementation depending on the nature of the accommodations requested.</text:p>
      <text:p text:style-name="Subsection_20_Title">Requesting Accommodation</text:p>
      <text:p text:style-name="JHEP_20_Body">New students must submit a <text:a xlink:type="simple" xlink:href="https://ep.jhu.edu/files/disability-support-services-graduate-registration-form-dorsey.docx" text:style-name="ListLabel_20_71" text:visited-style-name="ListLabel_20_71"><text:span text:style-name="Internet_20_link"><text:span text:style-name="T9">Disability Services Graduate Registration Form </text:span></text:span></text:a><draw:a xlink:type="simple" xlink:href="https://ep.jhu.edu/system/files/request-for-accomodation.docx"><draw:frame draw:style-name="fr2" draw:name="Picture 1" text:anchor-type="as-char" svg:width="0.1252in" svg:height="0.1252in" draw:z-index="3"><draw:image xlink:href="Pictures/100002000000000C0000000CCAEE6D71317E8720.png" xlink:type="simple" xlink:show="embed" xlink:actuate="onLoad" loext:mime-type="image/png"/><svg:desc>doc icon</svg:desc></draw:frame></draw:a> along with supporting documentation from a qualified diagnostician that:</text:p>
      <text:list xml:id="list730180275" text:style-name="WWNum19">
        <text:list-item>
          <text:p text:style-name="P22">Identifies the type of disability</text:p>
        </text:list-item>
        <text:list-item>
          <text:p text:style-name="P22">Describes the current level of functioning in an academic setting</text:p>
        </text:list-item>
        <text:list-item>
          <text:p text:style-name="P22">Lists recommended accommodations</text:p>
        </text:list-item>
      </text:list>
      <text:p text:style-name="JHEP_20_Body">Questions about disability resources and requests for accommodation at Johns Hopkins Engineering for Professionals should be directed to:</text:p>
      <text:p text:style-name="JHEP_20_Body">EP Disability Services<text:line-break/>Phone: 410-516-2306<text:line-break/>Fax: 410-579-8049<text:line-break/>E-mail: <text:a xlink:type="simple" xlink:href="mailto:ep-disability-svcs@jhu.edu" text:style-name="ListLabel_20_71" text:visited-style-name="ListLabel_20_71"><text:span text:style-name="Internet_20_link"><text:span text:style-name="T9">ep-disability-svcs@jhu.edu</text:span></text:span></text:a><draw:a xlink:type="simple" xlink:href="mailto:ep-disability-svcs@jhu.edu"><draw:frame draw:style-name="fr2" draw:name="Picture 2" text:anchor-type="as-char" svg:width="0.1252in" svg:height="0.1252in" draw:z-index="4"><draw:image xlink:href="Pictures/100002000000000C0000000CF3574B4985841FFB.png" xlink:type="simple" xlink:show="embed" xlink:actuate="onLoad" loext:mime-type="image/png"/><svg:desc>email icon</svg:desc></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ans-serif"/>
    <style:font-face style:name="Courier New" svg:font-family="'Courier New'"/>
    <style:font-face style:name="Verdana" svg:font-family="Verdana, Arial, Helvetica, sans-serif"/>
    <style:font-face style:name="FreeSans1" svg:font-family="FreeSans" style:font-family-generic="swiss"/>
    <style:font-face style:name="Tahoma1" svg:font-family="Tahoma" style:font-family-generic="swiss"/>
    <style:font-face style:name="Arial" svg:font-family="Arial" style:font-family-generic="roman" style:font-pitch="variable"/>
    <style:font-face style:name="Calibri1" svg:font-family="Calibri" style:font-family-generic="roman" style:font-pitch="variable"/>
    <style:font-face style:name="Lucida Grande" svg:font-family="'Lucida Grande'"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Times New Roman" style:font-size-asian="12pt" style:language-asian="en" style:country-asian="US"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ahoma" fo:font-family="Tahoma" style:font-family-generic="roman" style:font-pitch="variable" style:font-name-asian="Times New Roman" style:font-family-asian="'Times New Roman'" style:font-family-generic-asian="system" style:font-pitch-asian="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loext:contextual-spacing="false"/>
      <style:text-properties fo:color="#0067ac" fo:font-size="14pt" fo:font-weight="bold" style:letter-kerning="tru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1665in" loext:contextual-spacing="false" fo:keep-together="always" fo:keep-with-next="always"/>
      <style:text-properties fo:color="#0072c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28in" fo:margin-bottom="0in" loext:contextual-spacing="false" fo:keep-together="always" fo:keep-with-next="always"/>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4" style:display-name="Heading 4" style:family="paragraph" style:parent-style-name="Standard" style:default-outline-level="4" style:list-style-name="" style:class="text">
      <style:paragraph-properties fo:margin-top="0.028in" fo:margin-bottom="0in" loext:contextual-spacing="false" fo:keep-together="always" fo:keep-with-next="always"/>
      <style:text-properties fo:color="#00559a" style:font-name="Open Sans" fo:font-family="'Open Sans'"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paragraph-properties fo:margin-top="0.028in" fo:margin-bottom="0in" loext:contextual-spacing="false" fo:keep-together="always" fo:keep-with-next="always"/>
      <style:text-properties fo:color="#00559a"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028in" fo:margin-bottom="0in" loext:contextual-spacing="false" fo:keep-together="always" fo:keep-with-next="always"/>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loext:contextual-spacing="false"/>
      <style:text-properties fo:color="#000000" style:font-name-complex="Arial1" style:font-family-complex="Arial" style:font-family-generic-complex="system" style:font-pitch-complex="variable" style:font-size-complex="10pt"/>
    </style:style>
    <style:style style:name="illustration" style:family="paragraph" style:parent-style-name="Standard" style:default-outline-level="">
      <style:paragraph-properties fo:margin-top="0.1945in" fo:margin-bottom="0.1945in" loext:contextual-spacing="false"/>
      <style:text-properties fo:color="#000000" style:font-name-complex="Arial1" style:font-family-complex="Arial" style:font-family-generic-complex="system" style:font-pitch-complex="variable" style:font-size-complex="10pt"/>
    </style:style>
    <style:style style:name="photo" style:family="paragraph" style:parent-style-name="Standard" style:default-outline-level="">
      <style:paragraph-properties fo:margin-top="0.1945in" fo:margin-bottom="0.1945in" loext:contextual-spacing="false" fo:padding="0in" fo:border="0.74pt solid #aab3bb"/>
      <style:text-properties fo:color="#000000" style:font-name-complex="Arial1" style:font-family-complex="Arial" style:font-family-generic-complex="system" style:font-pitch-complex="variable" style:font-size-complex="10pt"/>
    </style:style>
    <style:style style:name="biopic" style:family="paragraph" style:parent-style-name="Standard" style:default-outline-level="">
      <style:paragraph-properties fo:margin-top="0.1945in" fo:margin-bottom="0.1945in" loext:contextual-spacing="false" fo:padding="0in" fo:border="0.74pt solid #aab3bb"/>
      <style:text-properties fo:color="#000000" style:font-name-complex="Arial1" style:font-family-complex="Arial" style:font-family-generic-complex="system" style:font-pitch-complex="variable" style:font-size-complex="10pt"/>
    </style:style>
    <style:style style:name="outlin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gradingscal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bio" style:family="paragraph" style:parent-style-name="Standard" style:default-outline-level="">
      <style:text-properties fo:color="#000000" style:font-name-complex="Arial1" style:font-family-complex="Arial" style:font-family-generic-complex="system" style:font-pitch-complex="variable" style:font-size-complex="10pt"/>
    </style:style>
    <style:style style:name="Caption1" style:family="paragraph" style:parent-style-name="Standard" style:default-outline-level="">
      <style:paragraph-properties fo:margin-top="0.1945in" fo:margin-bottom="0.1945in" loext:contextual-spacing="false"/>
      <style:text-properties fo:color="#000000"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equation" style:family="paragraph" style:parent-style-name="Standard" style:default-outline-level="">
      <style:paragraph-properties fo:margin-top="0.1945in" fo:margin-bottom="0.1945in" loext:contextual-spacing="false"/>
      <style:text-properties fo:color="#000000"/>
    </style:style>
    <style:style style:name="eqillustration" style:family="paragraph" style:parent-style-name="Standard" style:default-outline-level="">
      <style:paragraph-properties fo:margin-left="0.5209in" fo:margin-right="0in" fo:margin-top="0.052in" fo:margin-bottom="0.052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eqcaption" style:family="paragraph" style:parent-style-name="Standard" style:default-outline-level="">
      <style:paragraph-properties fo:margin-left="-0.5209in" fo:margin-right="0in" fo:text-indent="0in" style:auto-text-indent="false"/>
      <style:text-properties fo:color="#000000"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ntenttabl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center" style:family="paragraph" style:parent-style-name="Standard" style:default-outline-level="">
      <style:paragraph-properties fo:margin-top="0.1945in" fo:margin-bottom="0.1945in" loext:contextual-spacing="false" fo:text-align="center" style:justify-single-word="false"/>
      <style:text-properties fo:color="#000000" style:font-name-complex="Arial1" style:font-family-complex="Arial" style:font-family-generic-complex="system" style:font-pitch-complex="variable" style:font-size-complex="10pt"/>
    </style:style>
    <style:style style:name="instructions" style:family="paragraph" style:parent-style-name="Standard" style:default-outline-level="">
      <style:paragraph-properties fo:margin-left="-0.1563in" fo:margin-right="0in" fo:text-indent="0in" style:auto-text-indent="false"/>
      <style:text-properties fo:color="#ff0000" style:font-name-complex="Arial1" style:font-family-complex="Arial" style:font-family-generic-complex="system" style:font-pitch-complex="variable" style:font-size-complex="10pt"/>
    </style:style>
    <style:style style:name="underline" style:family="paragraph" style:parent-style-name="Standard" style:default-outline-level="">
      <style:paragraph-properties fo:margin-top="0.1945in" fo:margin-bottom="0.1945in" loext:contextual-spacing="false"/>
      <style:text-properties fo:color="#000000" style:text-underline-style="solid" style:text-underline-width="auto" style:text-underline-color="font-color" style:font-name-complex="Arial1" style:font-family-complex="Arial" style:font-family-generic-complex="system" style:font-pitch-complex="variable" style:font-size-complex="10pt"/>
    </style:style>
    <style:style style:name="nobullet" style:family="paragraph" style:parent-style-name="Standard" style:default-outline-level="">
      <style:paragraph-properties fo:margin-left="-0.2083in" fo:margin-right="0in" fo:text-indent="0in" style:auto-text-indent="false"/>
      <style:text-properties fo:color="#000000" style:font-name-complex="Arial1" style:font-family-complex="Arial" style:font-family-generic-complex="system" style:font-pitch-complex="variable" style:font-size-complex="10pt"/>
    </style:style>
    <style:style style:name="nobulletp" style:family="paragraph" style:parent-style-name="Standard" style:default-outline-level="">
      <style:paragraph-properties fo:margin-top="0in" fo:margin-bottom="0.1354in" loext:contextual-spacing="false"/>
      <style:text-properties fo:color="#000000" style:font-name-complex="Arial1" style:font-family-complex="Arial" style:font-family-generic-complex="system" style:font-pitch-complex="variable" style:font-size-complex="10pt"/>
    </style:style>
    <style:style style:name="references" style:family="paragraph" style:parent-style-name="Standard" style:default-outline-level="">
      <style:paragraph-properties fo:margin-left="-0.2083in" fo:margin-right="0in" fo:margin-top="0.0728in" fo:margin-bottom="0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indent" style:family="paragraph" style:parent-style-name="Standard" style:default-outline-level="">
      <style:paragraph-properties fo:margin-left="0.2083in" fo:margin-right="0in" fo:margin-top="0.1945in" fo:margin-bottom="0.1945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Footer1" style:family="paragraph" style:parent-style-name="Standard" style:default-outline-level="">
      <style:paragraph-properties fo:margin-top="0.1945in" fo:margin-bottom="0.1945in" loext:contextual-spacing="false" fo:text-align="center" style:justify-single-word="false"/>
      <style:text-properties fo:color="#aab3bb"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pyright" style:family="paragraph" style:parent-style-name="Standard" style:default-outline-level="">
      <style:paragraph-properties fo:margin-top="0.1945in" fo:margin-bottom="0.1945in" loext:contextual-spacing="false"/>
      <style:text-properties fo:color="#000000" fo:font-size="7pt" style:font-size-asian="7pt" style:font-name-complex="Arial1" style:font-family-complex="Arial" style:font-family-generic-complex="system" style:font-pitch-complex="variable" style:font-size-complex="7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size-complex="10pt" style:font-weight-complex="bold"/>
    </style:style>
    <style:style style:name="List_20_Paragraph" style:display-name="List Paragraph" style:family="paragraph" style:parent-style-name="Standard" style:default-outline-level="">
      <style:paragraph-properties fo:margin-left="0.5in" fo:margin-right="0in" fo:margin-top="0.1665in" fo:margin-bottom="0.1665in" loext:contextual-spacing="true" fo:line-height="108%" fo:text-indent="0in" style:auto-text-indent="false"/>
      <style:text-properties fo:font-size="10pt" fo:language="en" fo:country="none" style:font-name-asian="Open Sans1" style:font-family-asian="'Open Sans'" style:font-family-generic-asian="system" style:font-pitch-asian="variable" style:font-size-asian="10pt" style:font-name-complex="Times New Roman" style:font-family-complex="'Times New Roman'" style:font-family-generic-complex="system" style:font-pitch-complex="variable" style:font-size-complex="11pt"/>
    </style:style>
    <style:style style:name="p1" style:family="paragraph" style:parent-style-name="Standard" style:default-outline-level="">
      <style:text-properties fo:color="#1f497d" style:font-name="Calibri1" fo:font-family="Calibri" style:font-family-generic="roman" style:font-pitch="variable" fo:font-size="11pt" style:font-name-asian="Times New Roman" style:font-family-asian="'Times New Roman'" style:font-family-generic-asian="system" style:font-pitch-asian="variable" style:font-size-asian="11pt" style:font-size-complex="11pt"/>
    </style:style>
    <style:style style:name="Course_20_Name" style:display-name="Course Name" style:family="paragraph" style:parent-style-name="Standard" style:default-outline-level="2" style:list-style-name="">
      <style:paragraph-properties fo:margin-top="0in" fo:margin-bottom="0.25in" loext:contextual-spacing="false" fo:keep-with-next="always"/>
      <style:text-properties fo:font-size="14pt" style:text-underline-style="none" fo:font-weight="bold" style:letter-kerning="true" style:font-name-asian="Times New Roman" style:font-family-asian="'Times New Roma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ed_20_List" style:display-name="Numbered List" style:family="paragraph" style:parent-style-name="Standard" style:next-style-name="Standard" style:default-outline-level="">
      <style:paragraph-properties fo:margin-left="0.25in" fo:margin-right="0in" fo:margin-top="0in" fo:margin-bottom="0.0417in" loext:contextual-spacing="false" fo:text-indent="-0.25in" style:auto-text-indent="false"/>
      <style:text-properties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1pt" style:font-weight-complex="bold"/>
    </style:style>
    <style:style style:name="Subsection_20_Title" style:display-name="Subsection Title" style:family="paragraph" style:parent-style-name="Standard" style:next-style-name="Standard" style:default-outline-level="">
      <style:paragraph-properties fo:margin-top="0.1665in" fo:margin-bottom="0.1665in" loext:contextual-spacing="false"/>
      <style:text-properties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size-complex="11pt" style:font-weight-complex="bold"/>
    </style:style>
    <style:style style:name="JHEP_20_Body" style:display-name="JHEP Body" style:family="paragraph" style:parent-style-name="Standard" style:default-outline-level="">
      <style:paragraph-properties fo:margin-top="0.1665in" fo:margin-bottom="0.1665in" loext:contextual-spacing="false"/>
      <style:text-properties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1pt"/>
    </style:style>
    <style:style style:name="Title" style:family="paragraph" style:parent-style-name="Standard" style:next-style-name="Standard" style:default-outline-level="2" style:list-style-name="" style:class="chapter">
      <style:paragraph-properties fo:margin-top="0in" fo:margin-bottom="0.1252in" loext:contextual-spacing="false" fo:keep-with-next="always">
        <style:tab-stops>
          <style:tab-stop style:position="0.3126in"/>
          <style:tab-stop style:position="3in"/>
        </style:tab-stops>
      </style:paragraph-properties>
      <style:text-properties fo:color="#002d72" fo:font-size="18pt" fo:font-weight="bold" style:letter-kerning="true" style:font-name-asian="Times New Roman" style:font-family-asian="'Times New Roman'"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72ce" style:text-underline-style="solid" style:text-underline-width="auto" style:text-underline-color="font-color"/>
    </style:style>
    <style:style style:name="FollowedHyperlink" style:family="text" style:parent-style-name="Default_20_Paragraph_20_Font">
      <style:text-properties fo:color="#008bb0" style:text-underline-style="solid" style:text-underline-width="auto" style:text-underline-color="font-color"/>
    </style:style>
    <style:style style:name="Heading_20_1_20_Char" style:display-name="Heading 1 Char" style:family="text" style:parent-style-name="Default_20_Paragraph_20_Font">
      <style:text-properties fo:color="#00559a" style:font-name="Open Sans" fo:font-family="'Open Sans'"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72ce" style:font-name="Tahoma" fo:font-family="Tahom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4_20_Char" style:display-name="Heading 4 Char" style:family="text" style:parent-style-name="Default_20_Paragraph_20_Font">
      <style:text-properties fo:color="#00559a" style:font-name="Open Sans" fo:font-family="'Open Sans'"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5_20_Char" style:display-name="Heading 5 Char" style:family="text" style:parent-style-name="Default_20_Paragraph_20_Font">
      <style:text-properties fo:color="#00559a"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instructions1" style:family="text" style:parent-style-name="Default_20_Paragraph_20_Font">
      <style:text-properties fo:color="#ff0000" text:display="true"/>
    </style:style>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name-asian="Times New Roman" style:font-family-asian="'Times New Roman'" style:font-family-generic-asian="system" style:font-pitch-asian="variable" style:font-size-asian="9pt" style:font-name-complex="Lucida Grande1" style:font-family-complex="'Lucida Grande'" style:font-family-generic-complex="system" style:font-pitch-complex="variable" style:font-size-complex="9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name-asian="Times New Roman" style:font-family-asian="'Times New Roman'" style:font-family-generic-asian="system" style:font-pitch-asian="variable" style:font-size-asian="12pt" style:font-size-complex="12pt"/>
    </style:style>
    <style:style style:name="Comment_20_Subject_20_Char" style:display-name="Comment Subject Char" style:family="text" style:parent-style-name="Comment_20_Text_20_Char">
      <style:text-properties fo:font-size="12pt" fo:font-weight="bold" style:font-name-asian="Times New Roman" style:font-family-asian="'Times New Roman'" style:font-family-generic-asian="system" style:font-pitch-asian="variable" style:font-size-asian="12pt" style:font-weight-asian="bold" style:font-size-complex="12pt" style:font-weight-complex="bold"/>
    </style:style>
    <style:style style:name="s2" style:family="text" style:parent-style-name="Default_20_Paragraph_20_Font">
      <style:text-properties fo:color="#0000ff" style:text-underline-style="solid" style:text-underline-width="auto" style:text-underline-color="font-color"/>
    </style:style>
    <style:style style:name="s3" style:family="text" style:parent-style-name="Default_20_Paragraph_20_Font">
      <style:text-properties fo:color="#000000"/>
    </style:style>
    <style:style style:name="s1" style:family="text" style:parent-style-name="Default_20_Paragraph_20_Font"/>
    <style:style style:name="Title_20_Char" style:display-name="Title Char" style:family="text" style:parent-style-name="Default_20_Paragraph_20_Font">
      <style:text-properties fo:color="#002d72" style:font-name="Tahoma" fo:font-family="Tahoma" style:font-family-generic="roman" style:font-pitch="variable" fo:font-size="18pt" fo:font-weight="bold" style:letter-kerning="true" style:font-name-asian="Times New Roman" style:font-family-asian="'Times New Roman'"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er_20_Char" style:display-name="Header Char" style:family="text" style:parent-style-name="Default_20_Paragraph_20_Font">
      <style:text-properties style:font-name-asian="Times New Roman" style:font-family-asian="'Times New Roman'" style:font-family-generic-asian="system" style:font-pitch-asian="variable"/>
    </style:style>
    <style:style style:name="Footer_20_Char" style:display-name="Footer Char" style:family="text" style:parent-style-name="Default_20_Paragraph_20_Font">
      <style:text-properties style:font-name-asian="Times New Roman" style:font-family-asian="'Times New Roman'" style:font-family-generic-asian="system" style:font-pitch-asian="variable"/>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style style:name="ListLabel_20_71" style:display-name="ListLabel 71" style:family="text">
      <style:text-properties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67"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9"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1252in" fo:margin-right="0.1283in" fo:margin-top="0in" fo:margin-bottom="0in"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in" fo:margin-left="0in" fo:margin-right="0in" fo:margin-top="0.6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Picture 5" text:anchor-type="char" svg:x="-0.5335in" svg:y="10.0417in" svg:width="8.0598in" svg:height="0.7319in" draw:z-index="2"><draw:image xlink:href="Pictures/100E7E90000051BF00000758612328FE2BD67474.emf" xlink:type="simple" xlink:show="embed" xlink:actuate="onLoad" loext:mime-type="image/x-wmf"/><draw:image xlink:href="Pictures/100002010000031700000047FC9AE3DADE3128C7.png" xlink:type="simple" xlink:show="embed" xlink:actuate="onLoad"/><svg:desc>EP footer with shield logo and website url.</svg:desc></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yllabus</dc:title>
    <meta:editing-cycles>41</meta:editing-cycles>
    <meta:print-date>2012-04-05T20:06:00</meta:print-date>
    <meta:creation-date>2021-07-28T16:30:50.960567517</meta:creation-date>
    <dc:date>2022-08-03T07:55:15.166841741</dc:date>
    <meta:editing-duration>P1DT7H32M27S</meta:editing-duration>
    <meta:generator>LibreOffice/6.0.7.3$Linux_X86_64 LibreOffice_project/00m0$Build-3</meta:generator>
    <meta:document-statistic meta:table-count="1" meta:image-count="3" meta:object-count="0" meta:page-count="3" meta:paragraph-count="61" meta:word-count="1177" meta:character-count="7708" meta:non-whitespace-character-count="6584"/>
    <meta:user-defined meta:name="AppVersion">16.0000</meta:user-defined>
    <meta:user-defined meta:name="ContentTypeId">0x010100681B81209776AF40B8AAD3C366C78D4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yllabus%20Template" xlink:href=""/>
  </office:meta>
</office:document-meta>
</file>